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674c" officeooo:paragraph-rsid="001e674c"/>
    </style:style>
    <style:style style:name="P2" style:family="paragraph" style:parent-style-name="Standard">
      <style:text-properties officeooo:rsid="00224cd0" officeooo:paragraph-rsid="00224cd0"/>
    </style:style>
    <style:style style:name="T1" style:family="text">
      <style:text-properties officeooo:rsid="002402fe"/>
    </style:style>
    <style:style style:name="T2" style:family="text">
      <style:text-properties officeooo:rsid="0025d7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674c" officeooo:paragraph-rsid="001e674c"/>
    </style:style>
    <style:style style:name="MT1" style:family="text">
      <style:text-properties officeooo:rsid="0025d7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untes Andreu Ingles Tema <text:span text:style-name="MT1">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6:00:17.962000000</meta:creation-date>
    <dc:date>2020-10-27T16:04:58.762000000</dc:date>
    <meta:editing-duration>PT1H2M46S</meta:editing-duration>
    <meta:editing-cycles>7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" meta:word-count="5" meta:character-count="28" meta:non-whitespace-character-count="24"/>
  </office:meta>
</office:document-meta>
</file>